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step-by-step-the-longest-march-slides-page1.png" manifest:media-type="image/png"/>
  <manifest:file-entry manifest:full-path="Pictures/step-by-step-the-longest-march-slides-page2.png" manifest:media-type="image/png"/>
  <manifest:file-entry manifest:full-path="Pictures/step-by-step-the-longest-march-slides-page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tep-by-step-the-longest-march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tep-by-step-the-longest-march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tep-by-step-the-longest-march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